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9F0000034E0112C14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589cm" svg:height="14.008cm" svg:x="1cm" svg:y="6.965cm">
          <draw:image xlink:href="Pictures/100000000000049F0000034E0112C14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11-02T21:47:51.40</dc:date>
    <dc:creator>Isadora White</dc:creator>
    <meta:document-statistic meta:object-count="1"/>
    <meta:generator>OpenOffice.org/3.3$Win32 OpenOffice.org_project/330m20$Build-9567</meta:generator>
  </office:meta>
</office:document-meta>
</file>